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style:font-name="Comic Sans MS" fo:font-size="16pt" style:text-underline-style="none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mic Sans MS"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1">
      <style:paragraph-properties fo:margin-top="0cm" fo:margin-bottom="0cm"/>
    </style:style>
    <style:style style:name="P7" style:family="paragraph" style:parent-style-name="Text_20_body" style:list-style-name="L2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rentissage du Tcl/Tk</text:p>
      <text:p text:style-name="P2"/>
      <text:p text:style-name="P3">I ) Téléchargement</text:p>
      <text:p text:style-name="P3"/>
      <text:p text:style-name="P3">Source : E-lyco</text:p>
      <text:p text:style-name="P3"/>
      <text:p text:style-name="P3">Appuyer sur ctr et cliquer sur le lien pour l'ouvrir</text:p>
      <text:h text:style-name="P1" text:outline-level="3"><text:a xlink:type="simple" xlink:href="http://francois-rabelais.anjou.e-lyco.fr/espace-pedagogique/accompagnement-educatif/atelier-informatique/sites-de-reference-4256.htm">Sites de référence</text:a></text:h>
      <text:p text:style-name="Text_20_body">Par DAVID COBAC le 2 février 2012 à 21:00 </text:p>
      <text:p text:style-name="Text_20_body"><text:span text:style-name="Strong_20_Emphasis">Les sites officiels :</text:span></text:p>
      <text:list xml:id="list35405906" text:style-name="L1">
        <text:list-item>
          <text:p text:style-name="P6">Le site international du langage : <text:a xlink:type="simple" xlink:href="http://www.tcl.tk/">www.tcl.tk/</text:a> (en anglais) </text:p>
        </text:list-item>
        <text:list-item>
          <text:p text:style-name="P4">Le site francophone : <text:a xlink:type="simple" xlink:href="http://wfr.tcl.tk/">wfr.tcl.tk/</text:a> </text:p>
        </text:list-item>
      </text:list>
      <text:p text:style-name="Text_20_body"><text:span text:style-name="Strong_20_Emphasis">Entreaide et de collaboration : </text:span><text:a xlink:type="simple" xlink:href="http://wiki.tcl.tk/">wiki.tcl.tk/</text:a> (en anglais)</text:p>
      <text:p text:style-name="Text_20_body"><text:span text:style-name="Strong_20_Emphasis">Téléchargements :</text:span></text:p>
      <text:list xml:id="list35400598" text:style-name="L2">
        <text:list-item>
          <text:p text:style-name="P7"><text:a xlink:type="simple" xlink:href="http://downloads.activestate.com/ActiveTcl/releases/8.5.11.0/ActiveTcl8.5.11.0.295402-win32-ix86-threaded.exe">ActiveTcl pour windows</text:a> (à utiliser pour une installation complète, ne pas forcément télécharger ce programme quand on débute) </text:p>
        </text:list-item>
        <text:list-item>
          <text:p text:style-name="P7"><text:a xlink:type="simple" xlink:href="http://www.equi4.com/pub/tk/8.4.17/tclkit-win32.upx.exe">TclKit pour windows</text:a> (celui qu'on a utilisé ensemble) </text:p>
        </text:list-item>
        <text:list-item>
          <text:p text:style-name="P5"><text:a xlink:type="simple" xlink:href="http://www.kroc.tk/fichiers/editt-1.0.9.kit">Editt</text:a> (l'éditeur permettant d'écrire les programmes) </text:p>
        </text:list-item>
      </text:list>
      <text:p text:style-name="Text_20_body"/>
      <text:p text:style-name="Text_20_body">(Perso Editt ne me plais pas et ai pas térrible donc télécharge plutot Notepad++, il est pas fait pour tcl mais il est superbe !)</text:p>
      <text:p text:style-name="Text_20_body"/>
      <text:p text:style-name="Text_20_body">Tclkit : Un seul fichier pour démaré un programme que tu a créer ! (si tas pas compris je te réxpliquerai)</text:p>
      <text:p text:style-name="Text_20_body"/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13T15:19:08.76</meta:creation-date>
    <dc:date>2012-02-13T16:46:35.73</dc:date>
    <meta:editing-duration>PT1H27M26S</meta:editing-duration>
    <meta:editing-cycles>4</meta:editing-cycles>
    <meta:generator>OpenOffice.org/3.3$Win32 OpenOffice.org_project/330m20$Build-9567</meta:generator>
    <meta:document-statistic meta:table-count="0" meta:image-count="0" meta:object-count="0" meta:page-count="1" meta:paragraph-count="16" meta:word-count="142" meta:character-count="829"/>
  </office:meta>
</office:document-meta>
</file>